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Calibri" style:font-name-complex="Calibri" fo:font-size="12pt" style:font-size-asian="12pt" style:font-size-complex="12pt"/>
    </style:style>
    <style:style style:name="P2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P3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P4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P5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P6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P7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P8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P9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T10" style:parent-style-name="Policepardéfaut" style:family="text">
      <style:text-properties style:font-name="Calibri" style:font-name-complex="Calibri" fo:font-size="12pt" style:font-size-asian="12pt" style:font-size-complex="12pt"/>
    </style:style>
  </office:automatic-styles>
  <office:body>
    <office:text text:use-soft-page-breaks="true">
      <text:p text:style-name="P1">1. Le sport régulier réduit le risque de maladies graves</text:p>
      <text:p text:style-name="P2">2. Bouger maintient votre poids et votre cœur en bonne santé</text:p>
      <text:p text:style-name="P3">3. Le renforcement musculaire prévient les blessures et renforce les os</text:p>
      <text:p text:style-name="P4">4. L'exercice régulier améliore la qualité du sommeil et réduit le stress</text:p>
      <text:p text:style-name="P5">5. Sortir pour bouger favorise le bien-être mental</text:p>
      <text:p text:style-name="P6">6. Variété dans l'exercice = équilibre dans le corps</text:p>
      <text:p text:style-name="P7">7. Le sport booste votre cerveau et votre humeur</text:p>
      <text:p text:style-name="P8">8. Planifier l'exercice aide à rester motivé et discipliné</text:p>
      <text:p text:style-name="P9">9. Participer à des événements sportifs renforce la communauté et la motivation</text:p>
      <text:p text:style-name="Normal"><text:span text:style-name="T10">10. Une vie active prolonge la vie et améliore sa qualité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oine DEBACKER</meta:initial-creator>
    <dc:creator>Toine DEBACKER</dc:creator>
    <meta:creation-date>2024-03-22T22:46:00Z</meta:creation-date>
    <dc:date>2024-03-22T22:46:00Z</dc:date>
    <meta:template xlink:href="Normal.dotm" xlink:type="simple"/>
    <meta:editing-cycles>2</meta:editing-cycles>
    <meta:editing-duration>PT0S</meta:editing-duration>
    <meta:document-statistic meta:page-count="1" meta:paragraph-count="1" meta:word-count="94" meta:character-count="613" meta:row-count="4" meta:non-whitespace-character-count="520"/>
  </office:meta>
</office:document-meta>
</file>